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</office:automatic-styles>
  <office:body>
    <office:text>
      <text:h text:style-name="Heading_20_1" text:outline-level="1">Begriffserklärung</text:h>
      <text:p text:style-name="P1">`&lt;action Attribut1="..." Attribut2="..."&gt;Parameter&lt;/action&gt;`</text:p>
      <text:h text:style-name="Heading_20_1" text:outline-level="1">Konstanten</text:h>
      <text:p text:style-name="First_20_paragraph">Die Konstanten und weitere Einstellungen stehen in der globalen Datei <text:span text:style-name="T1">settings.m23test</text:span>.</text:p>
      <text:p text:style-name="P2">* TEST_SELENIUM_URL: Die URL, um auf die HTTP2SeleniumBridge zuzugreifen. z.B. `http://192.168.1.153:23080`</text:p>
      <text:p text:style-name="P3">* TEST_VBOX_HOST: Auflösbarer Hostname oder IP des Systems, auf dem die VirtualBoxen laufen sollen. z.B. `tuxedo`</text:p>
      <text:p text:style-name="P4">* TEST_VBOX_USER: Benutzer (muß in der Guppe *vboxusers* sein), der `vboxmanage` zum Erstellen, Starten, etc. aufruft. </text:p>
      <text:p text:style-name="P5">* TEST_VBOX_NETDEV: Netzwerkschnittstelle, die der echten Netzwerkkarte entspricht und zum Anlegen der Netzwerbrücke verwendet werden soll. z.B. `enp3s0f1`</text:p>
      <text:p text:style-name="P6">* TEST_VBOX_IMAGE_DIR: Verzeichnis auf dem VirtualBox-Gastegebersystem, in dem die virtuellen Maschinen gespichert werden sollen. z.B. `/media/vms/`</text:p>
      <text:p text:style-name="P7">* TEST_M23_BASE_URL: Komplette URL mit Benutzer und Paßwort zur m23-Weboberfläche. z.B. `https://god:m23@192.168.1.143/m23admin`</text:p>
      <text:h text:style-name="Heading_20_1" text:outline-level="1">Ersetzungen</text:h>
      <text:p text:style-name="First_20_paragraph">Innerhalb des Parameters können Teile ersetzt oder für Suchen verwendet werden:</text:p>
      <text:p text:style-name="P8">* `${...}`: "..." wird durch den Wert einer vorher definierte Konstante ersetzt.</text:p>
      <text:p text:style-name="P9">* `|{str1|str2|str3}`: str1 ... str3 sind alternative Zeichenketten, von denen beim Vergleichen nur eine übereinstimmen muß.</text:p>
      <text:p text:style-name="P10">* `$I18N_...`: Wird nacheinander durch die Übersetzungen in allen Sprachen ersetzt und jeweils verglichen.</text:p>
      <text:h text:style-name="Heading_20_1" text:outline-level="1">Selenium</text:h>
      <text:h text:style-name="Heading_20_2" text:outline-level="2">Trigger/good/warn/bad</text:h>
      <text:h text:style-name="Heading_20_3" text:outline-level="3">sel_hostReady (Trigger)</text:h>
      <text:p text:style-name="P11">Wird ausgelöst, wenn HTTP2SeleniumBridge unter der `TEST_SELENIUM_URL` erreichbar ist</text:p>
      <text:h text:style-name="Heading_20_3" text:outline-level="3">sel_sourcecontains (Trigger/good/warn/bad)</text:h>
      <text:p text:style-name="P12">Wird ausgelöst bzw. sendet eine Nachricht, wenn der Parameter im aktuellen HTML-Quelltext des Selenium-Browsers gefunden wird.</text:p>
      <text:p text:style-name="P13"/>
      <text:p text:style-name="P14">* Parameter: Zu suchender Text.</text:p>
      <text:h text:style-name="Heading_20_2" text:outline-level="2">Action</text:h>
      <text:p text:style-name="First_20_paragraph">Selenium-Aktionen benötigen (überwiegend) das Attribut <text:span text:style-name="T2">ID</text:span> oder <text:span text:style-name="T3">name</text:span> für die Identifikation des HTML-Element, auf das sie angewendet werden sollen.</text:p>
      <text:h text:style-name="Heading_20_3" text:outline-level="3">sel_clickButton</text:h>
      <text:p text:style-name="P15">Klickt auf einen Button.</text:p>
      <text:p text:style-name="P16"/>
      <text:p text:style-name="P17">* Parameter: Nichts</text:p>
      <text:h text:style-name="Heading_20_3" text:outline-level="3">sel_open</text:h>
      <text:p text:style-name="P18">Öffnet eine URL im Browser.</text:p>
      <text:p text:style-name="P19"/>
      <text:p text:style-name="P20">* Parameter: URL z.B. `${TEST_M23_BASE_URL}/index.php?page=addclient%26clearSession=1`. Hierbei müssen einige Zeichen URL-kodiert angeben werden (z.B: '&amp;' =&gt; '%26').</text:p>
      <text:h text:style-name="Heading_20_3" text:outline-level="3">sel_selectFrom</text:h>
      <text:p text:style-name="P21">Wählt ein Element aus einer Drop-Down-Liste.</text:p>
      <text:p text:style-name="P22"/>
      <text:p text:style-name="P23">* Parameter: Der Wert (nicht der angezeigte Text) des auszuwählenden Elements.</text:p>
      <text:h text:style-name="Heading_20_3" text:outline-level="3">sel_selectRadio</text:h>
      <text:p text:style-name="P24">Wählt ein Element eines Radiobuttons.</text:p>
      <text:p text:style-name="P25"/>
      <text:p text:style-name="P26">* Parameter: Der Wert (nicht der angezeigte Text) des auszuwählenden Elements.</text:p>
      <text:h text:style-name="Heading_20_3" text:outline-level="3">sel_setCheck</text:h>
      <text:p text:style-name="P27">Setzt oder entfernt den Haken einer Checkbox.</text:p>
      <text:p text:style-name="P28"/>
      <text:p text:style-name="P29">* Parameter: 0 zum Entfernen des Hakens, 1 zum Setzen.</text:p>
      <text:h text:style-name="Heading_20_3" text:outline-level="3">sel_typeInto</text:h>
      <text:p text:style-name="P30">Ersetzt den Text eines Eingabefeldes (&lt;TEXTAREA&gt;&lt;/TEXTAREA&gt;, &lt;INPUT type="text"&gt;...&lt;/INPUT&gt;).</text:p>
      <text:p text:style-name="P31"/>
      <text:p text:style-name="P32">* Parameter: Einzugebender Text.</text:p>
      <text:h text:style-name="Heading_20_1" text:outline-level="1">SSH</text:h>
      <text:h text:style-name="Heading_20_2" text:outline-level="2">Trigger/good/warn/bad</text:h>
      <text:p text:style-name="First_20_paragraph">Debian Debian GNU/Linux 9 Debian GNU/Linux 8 s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